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fb41" style:font-size-asian="14pt" style:font-style-asian="normal" style:font-name-complex="Amatica SC" style:font-size-complex="14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edaa2" style:font-size-asian="14pt" style:font-name-complex="ShArpie" style:font-size-complex="14pt"/>
    </style:style>
    <style:style style:name="P8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0edaa2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officeooo:rsid="003df3dc"/>
    </style:style>
    <style:style style:name="T8" style:family="text">
      <style:text-properties officeooo:rsid="0018668c"/>
    </style:style>
    <style:style style:name="T9" style:family="text">
      <style:text-properties style:font-name-complex="Hebrew SoferStam Ashkenaz" style:language-complex="he" style:country-complex="IL"/>
    </style:style>
    <style:style style:name="T10" style:family="text">
      <style:text-properties style:font-name-complex="Journal CLM"/>
    </style:style>
    <style:style style:name="T11" style:family="text">
      <style:text-properties officeooo:rsid="00017e83" fo:background-color="transparent" loext:char-shading-value="0"/>
    </style:style>
    <style:style style:name="T12" style:family="text">
      <style:text-properties officeooo:rsid="001bff44" fo:background-color="transparent" loext:char-shading-value="0"/>
    </style:style>
    <style:style style:name="T13" style:family="text">
      <style:text-properties officeooo:rsid="000437c6" fo:background-color="transparent" loext:char-shading-value="0"/>
    </style:style>
    <style:style style:name="T14" style:family="text">
      <style:text-properties officeooo:rsid="001ecdc3"/>
    </style:style>
    <style:style style:name="T15" style:family="text">
      <style:text-properties style:font-name-complex="Hebrew Paleo Qumran"/>
    </style:style>
    <style:style style:name="T16" style:family="text">
      <style:text-properties officeooo:rsid="00054c21" style:font-name-complex="Hebrew Paleo Qumran"/>
    </style:style>
    <style:style style:name="T17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8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0" style:family="text">
      <style:text-properties style:font-name="Hebrew Paleo Gezer" fo:font-style="normal" officeooo:rsid="003df3dc" style:font-style-asian="normal" style:language-complex="he" style:country-complex="IL" style:font-style-complex="normal"/>
    </style:style>
    <style:style style:name="T21" style:family="text">
      <style:text-properties officeooo:rsid="0007d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<text:span text:style-name="T2">Fonts </text:span><text:span text:style-name="T11">not</text:span><text:span text:style-name="T2"> supporting </text:span><text:span text:style-name="T11">Hebrew Diacritic positioning, </text:span><text:span text:style-name="T13">continued</text:span><text:span text:style-name="T12"> (</text:span><text:span text:style-name="T11">default </text:span><text:span text:style-name="T12">14pt)</text:span></text:p>
          </table:table-cell>
          <table:table-cell table:style-name="Table1.B1" office:value-type="string">
            <text:p text:style-name="P28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2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6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Carmela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Carmelit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6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Felix007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7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5">OSP_Le-Patin-Helvete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52"><text:span text:style-name="T4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4"><text:span text:style-name="T4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Aharoni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62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Horev CLM <text:span text:style-name="T7">(24pt)</text:span>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78"><text:span text:style-name="T17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Noot</text:p>
          </table:table-cell>
        </table:table-row>
        <table:table-row>
          <table:table-cell table:style-name="Table1.A2" table:number-columns-spanned="2" office:value-type="string">
            <text:p text:style-name="P3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48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Looks Like S'pht</text:p>
          </table:table-cell>
        </table:table-row>
        <table:table-row>
          <table:table-cell table:style-name="Table1.A2" table:number-columns-spanned="2" office:value-type="string">
            <text:p text:style-name="P4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table:number-columns-spanned="2" office:value-type="string">
            <text:p text:style-name="P3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38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7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7">(18pt)</text:span></text:p>
          </table:table-cell>
        </table:table-row>
        <table:table-row>
          <table:table-cell table:style-name="Table1.A2" table:number-columns-spanned="2" office:value-type="string">
            <text:p text:style-name="P7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4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6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4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7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58"><text:span text:style-name="T5">דג סקרן שט בים מאוכזב ולפתע מצא חברה</text:span><text:span text:style-name="T9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78"><text:span text:style-name="T19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<text:span text:style-name="T21">Wide</text:span></text:p>
          </table:table-cell>
        </table:table-row>
        <table:table-row>
          <table:table-cell table:style-name="Table1.A2" table:number-columns-spanned="2" office:value-type="string">
            <text:p text:style-name="P81"><text:span text:style-name="T20">דג סקרן שט בים מאוכזב ולפתע מצא חברה</text:span>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83">ShArpie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9"><text:span text:style-name="T6">דג סקרן שט בים מאוכזב ולפתע מצא חברה</text:span><text:span text:style-name="T10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78"><text:span text:style-name="T18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Narrow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80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7">Amatica SC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5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6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6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8">(12 pt)</text:span></text:p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3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8">(13pt)</text:span>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9"><text:span text:style-name="T15">Samaritan and ancient </text:span><text:span text:style-name="T16">Semitic</text:span><text:span text:style-name="T15"> scripts</text:span></text:p>
          </table:table-cell>
          <table:table-cell table:style-name="Table2.B1" office:value-type="string">
            <text:p text:style-name="P73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7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4">(11pt)</text:span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4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7-08-31T18:35:03.168000000</dc:date>
    <meta:editing-duration>PT1H5M27S</meta:editing-duration>
    <meta:editing-cycles>14</meta:editing-cycles>
    <meta:generator>LibreOffice/5.4.0.3$Windows_X86_64 LibreOffice_project/7556cbc6811c9d992f4064ab9287069087d7f62c</meta:generator>
    <meta:print-date>2016-04-08T14:03:36.672000000</meta:print-date>
    <meta:document-statistic meta:table-count="2" meta:image-count="0" meta:object-count="0" meta:page-count="2" meta:paragraph-count="110" meta:word-count="548" meta:character-count="2691" meta:non-whitespace-character-count="2238"/>
  </office:meta>
</office:document-meta>
</file>